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95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4257*"/>
    </style:style>
    <style:style style:name="Table2.B" style:family="table-column">
      <style:table-column-properties style:column-width="11.723cm" style:rel-column-width="41615*"/>
    </style:style>
    <style:style style:name="Table2.C" style:family="table-column">
      <style:table-column-properties style:column-width="1.72cm" style:rel-column-width="6105*"/>
    </style:style>
    <style:style style:name="Table2.D" style:family="table-column">
      <style:table-column-properties style:column-width="0.183cm" style:rel-column-width="651*"/>
    </style:style>
    <style:style style:name="Table2.E" style:family="table-column">
      <style:table-column-properties style:column-width="3.635cm" style:rel-column-width="1290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58f55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4" style:family="text">
      <style:text-properties style:font-name="Arial1" fo:font-weight="normal" officeooo:rsid="00fd8749" style:font-weight-asian="normal" style:font-weight-complex="normal"/>
    </style:style>
    <style:style style:name="T15" style:family="text">
      <style:text-properties style:font-name="Arial1" officeooo:rsid="00245a79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046a39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7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'' 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4"><text:span text:style-name="T12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4">:</text:span><text:span text:style-name="T15"> </text:span><text:span text:style-name="T17"><text:text-input text:description="&lt;(o.partner_id.vat.replace('HR','') or '')&gt;">VAT</text:text-input></text:span><text:span text:style-name="T13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8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7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57"/>
          </table:table-cell>
          <table:covered-table-cell/>
          <table:table-cell table:style-name="Table2.E2" office:value-type="string">
            <text:p text:style-name="P65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2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6:53.609849124</dc:date>
    <meta:editing-duration>P2DT9H8M22S</meta:editing-duration>
    <meta:editing-cycles>332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467" meta:character-count="1591" meta:non-whitespace-character-count="1491"/>
  </office:meta>
</office:document-meta>
</file>